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1">En el archivo index.html sume el SEO con las siguientes caracteristicas:</text:span></text:p>
      <text:p text:style-name="P1"><text:span text:style-name="T1">1) Palabras claves: mediante la etiqueta -meta name keywords - agregue las palabras claves que acompañaran a todas las paginas de mi sitio: "fotos, polaroid, cuadros, imanes, stripts, fechas especiales, regalos, decoracion"</text:span></text:p>
      <text:p text:style-name="P1"><text:span text:style-name="T1">2) Descripcion: mediante la etiqueta -meta<text:s text:c="2"/>name description-<text:s text:c="2"/>agregué el siguiente párrafo que explica en pocas palabras el contenido de mi sitio: "Taller de recuerdos, nos dedicamos a regalos decorativos personalizados con tus fotos."</text:span></text:p>
      <text:p text:style-name="P1"><text:span text:style-name="T1">3)Con las etiquetas: -meta property og:type-<text:s text:c="2"/>se le agrego que clase de pagina es, en este caso una<text:s text:c="2"/>ecommerce</text:span></text:p>
      <text:p text:style-name="P1"><text:span text:style-name="T1"><text:tab/><text:tab/><text:s text:c="10"/>- meta property og:title-<text:s text:c="2"/>se le agrego<text:s text:c="2"/>el titulo de la pagina que figura al compartir<text:s text:c="2"/>"Taller de recuerdos"</text:span></text:p>
      <text:p text:style-name="P1"><text:span text:style-name="T1"><text:tab/><text:tab/><text:s text:c="11"/>- meta property og:description- se le agrego la descripcion de la pagina que figuraroa al compartir</text:span></text:p>
      <text:p text:style-name="P1"><text:span text:style-name="T1"><text:tab/><text:tab/><text:s text:c="10"/>-<text:s text:c="2"/>meta property og:image- se le agrego la imagen que saldria al compartir la imagen</text:span></text:p>
      <text:p text:style-name="P1"><text:span text:style-name="T1"><text:tab/><text:tab/><text:s text:c="12"/>-meta property og:autor-<text:tab/> se le agrego el nombre del autor de la pagina</text:span></text:p>
      <text:p text:style-name="P1"><text:span text:style-name="T1"/></text:p>
      <text:p text:style-name="P1"><text:span text:style-name="T1">4) Favicon: mediante la etiqueta -link rel shortcut icon- se le agrego el icono de la pagina</text:span></text:p>
      <text:p text:style-name="P1"><text:span text:style-name="T1">5)En el section 1, class<text:s text:c="2"/>"titulo-secundario-index" se cambio una etiqueta h3 por una h1 </text:span></text:p>
      <text:p text:style-name="P1"><text:span text:style-name="T1"><text:s/>En el section 1, class "titulo-principal-index" se cambio una h1 por una h2</text:span></text:p>
      <text:p text:style-name="P1"><text:span text:style-name="T1">6)Tanto en el section 2 como en el section 3, se cambio la descripcion del alt de las imagenes, y se les saco el ancho para modificarlas con css</text:span></text:p>
      <text:p text:style-name="P1"><text:span text:style-name="T1"/></text:p>
      <text:p text:style-name="P1"><text:span text:style-name="T1">En el html registrate</text:span></text:p>
      <text:p text:style-name="P1"><text:span text:style-name="T1"><text:s/>1) Palabras claves: mediante la etiqueta -meta name keywords - agregue las palabras claves : "registro, registrate, taller de recuerdos, polaroid, decoracion"</text:span></text:p>
      <text:p text:style-name="P1"><text:span text:style-name="T1">2) Descripcion: mediante la etiqueta -meta<text:s text:c="2"/>name description-<text:s text:c="2"/>agregué el siguiente párrafo que explica en pocas palabras el contenido del html: "Taller de recuerdos - registrate, lugar donde podes crearte tu cuenta en nuestra pagina para poder comprar nuestros maravillosos productos."</text:span></text:p>
      <text:p text:style-name="P1"><text:span text:style-name="T1">3)Con las etiquetas: -meta property og:type-<text:s text:c="2"/>se le agrego que clase de pagina es, en este caso una<text:s text:c="2"/>ecommerce</text:span></text:p>
      <text:p text:style-name="P1"><text:span text:style-name="T1"><text:tab/><text:tab/><text:s text:c="10"/>- meta property og:title-<text:s text:c="2"/>se le agrego<text:s text:c="2"/>el titulo de la pagina que figura al compartir<text:s text:c="2"/>"Taller de recuerdos - registrate"</text:span></text:p>
      <text:p text:style-name="P1"><text:span text:style-name="T1"><text:tab/><text:tab/><text:s text:c="11"/>- meta property og:description- se le agrego la descripcion de la pagina que figura al compartir</text:span></text:p>
      <text:p text:style-name="P1"><text:span text:style-name="T1"><text:tab/><text:tab/><text:s text:c="10"/>-<text:s text:c="2"/>meta property og:image- se le agrego la imagen que saldria al compartir la imagen</text:span></text:p>
      <text:p text:style-name="P1"><text:span text:style-name="T1"><text:tab/><text:tab/><text:s text:c="12"/>-meta property og:autor-<text:tab/> se le agrego el nombre del autor de la pagina</text:span></text:p>
      <text:p text:style-name="P1"><text:span text:style-name="T1"/></text:p>
      <text:p text:style-name="P1"><text:span text:style-name="T1">4) Favicon: mediante la etiqueta -link rel shortcut icon- se le agrego el icono de la pagina</text:span></text:p>
      <text:p text:style-name="P1"><text:span text:style-name="T1">5) Se le cambio el titulo al html por "taller de recuerdos - registrate"</text:span></text:p>
      <text:p text:style-name="P1"><text:span text:style-name="T1">6) Se le quito las etiquetas br, (correccion de codigo)</text:span></text:p>
      <text:p text:style-name="P1"><text:span text:style-name="T1"/></text:p>
      <text:p text:style-name="P1"><text:span text:style-name="T1">En el html quienes-somos.html</text:span></text:p>
      <text:p text:style-name="P1"><text:span text:style-name="T1"/></text:p>
      <text:p text:style-name="P1"><text:span text:style-name="T1"><text:s/>1) Palabras claves: mediante la etiqueta -meta name keywords - agregue las palabras claves : "quienes somos, conocenos, referencias, taller de recuerdos, polaroid, decoracion"</text:span></text:p>
      <text:p text:style-name="P1"><text:span text:style-name="T1">2) Descripcion: mediante la etiqueta -meta<text:s text:c="2"/>name description-<text:s text:c="2"/>agregué el siguiente párrafo que explica en pocas palabras el contenido del html: Taller de recuerdos - quienes somos, seccion en la cual podes saber mas de nosotros, como arranco nuestro proyecto y hacia donde vamos orientados.</text:span></text:p>
      <text:p text:style-name="P1"><text:span text:style-name="T1">3)Con las etiquetas: -meta property og:type-<text:s text:c="2"/>se le agrego que clase de pagina es, en este caso una<text:s text:c="2"/>ecommerce</text:span></text:p>
      <text:p text:style-name="P1"><text:span text:style-name="T1"><text:tab/><text:tab/><text:s text:c="10"/>- meta property og:title-<text:s text:c="2"/>se le agrego<text:s text:c="2"/>el titulo de la pagina que figura al compartir<text:s text:c="2"/>"Taller de recuerdos - quienes-somos"</text:span></text:p>
      <text:p text:style-name="P1"><text:span text:style-name="T1"><text:tab/><text:tab/><text:s text:c="11"/>- meta property og:description- se le agrego la descripcion de la pagina que figura al compartir</text:span></text:p>
      <text:p text:style-name="P1"><text:span text:style-name="T1"><text:tab/><text:tab/><text:s text:c="10"/>-<text:s text:c="2"/>meta property og:image- se le agrego la imagen que saldria al compartir la imagen</text:span></text:p>
      <text:p text:style-name="P1"><text:span text:style-name="T1"><text:tab/><text:tab/><text:s text:c="12"/>-meta property og:autor-<text:tab/> se le agrego el nombre del autor de la pagina</text:span></text:p>
      <text:p text:style-name="P1"><text:span text:style-name="T1"/></text:p>
      <text:p text:style-name="P1"><text:span text:style-name="T1">4) Favicon: mediante la etiqueta -link rel shortcut icon- se le agrego el icono de la pagina</text:span></text:p>
      <text:p text:style-name="P1"><text:span text:style-name="T1">5) Se le cambio el titulo al html por "taller de recuerdos quienes somos"</text:span></text:p>
      <text:p text:style-name="P1"><text:span text:style-name="T1">6) Se agrego una etiqueta h1 "Acerca de nosotros"</text:span></text:p>
      <text:p text:style-name="P1"><text:span text:style-name="T1">7)Se<text:s text:c="2"/>quito etiqueta br</text:span></text:p>
      <text:p text:style-name="P1"><text:span text:style-name="T1">8)Se saco alto de imagen en la section - foto-quienes-somos-</text:span></text:p>
      <text:p text:style-name="P1"><text:span text:style-name="T1"/></text:p>
      <text:p text:style-name="P1"><text:span text:style-name="T1"/></text:p>
      <text:p text:style-name="P1"><text:span text:style-name="T1">En el html Contacto</text:span></text:p>
      <text:p text:style-name="P1"><text:span text:style-name="T1"><text:s/>1) Palabras claves: mediante la etiqueta -meta name keywords - agregue las palabras claves : "contacto, formulario, comentarios, mensajes,redes sociales, taller de recuerdos, polaroid, decoracion"</text:span></text:p>
      <text:p text:style-name="P1"><text:span text:style-name="T1">2) Descripcion: mediante la etiqueta -meta<text:s text:c="2"/>name description-<text:s text:c="2"/>agregué el siguiente párrafo que explica en pocas palabras el contenido del html: Taller de recuerdos - contacto, seccion en la cual podes contactarte con nosotros y dejarnos tu comentario".</text:span></text:p>
      <text:p text:style-name="P1"><text:span text:style-name="T1">3)Con las etiquetas: -meta property og:type-<text:s text:c="2"/>se le agrego que clase de pagina es, en este caso una<text:s text:c="2"/>ecommerce</text:span></text:p>
      <text:p text:style-name="P1"><text:span text:style-name="T1"><text:tab/><text:tab/><text:s text:c="10"/>- meta property og:title-<text:s text:c="2"/>se le agrego<text:s text:c="2"/>el titulo de la pagina que figura al compartir<text:s text:c="2"/>"Taller de recuerdos - contacto"</text:span></text:p>
      <text:p text:style-name="P1"><text:span text:style-name="T1"><text:tab/><text:tab/><text:s text:c="11"/>- meta property og:description- se le agrego la descripcion de la pagina que figura al compartir</text:span></text:p>
      <text:p text:style-name="P1"><text:span text:style-name="T1"><text:tab/><text:tab/><text:s text:c="10"/>-<text:s text:c="2"/>meta property og:image- se le agrego la imagen que saldria al compartir la imagen</text:span></text:p>
      <text:p text:style-name="P1"><text:span text:style-name="T1"><text:tab/><text:tab/><text:s text:c="12"/>-meta property og:autor-<text:tab/> se le agrego el nombre del autor de la pagina</text:span></text:p>
      <text:p text:style-name="P1"><text:span text:style-name="T1"/></text:p>
      <text:p text:style-name="P1"><text:span text:style-name="T1">4) Favicon: mediante la etiqueta -link rel shortcut icon- se le agrego el icono de la pagina</text:span></text:p>
      <text:p text:style-name="P1"><text:span text:style-name="T1">5) Se le cambio el titulo al html por "taller de recuerdos contacto"</text:span></text:p>
      <text:p text:style-name="P1"><text:span text:style-name="T1">6) Se modifico una etiqueta h1 "¿Dudas? Escribinos"</text:span></text:p>
      <text:p text:style-name="P1"><text:span text:style-name="T1">7)Se modifico una etiqueta h4 por una h2 "Un miembro de nuestro equipo se pondrá en contacto con vos en breve".</text:span></text:p>
      <text:p text:style-name="P1"><text:span text:style-name="T1">7)Se<text:s text:c="2"/>quito etiqueta br</text:span></text:p>
      <text:p text:style-name="P1"><text:span text:style-name="T1"/></text:p>
      <text:p text:style-name="P1"><text:span text:style-name="T1"/></text:p>
      <text:p text:style-name="P1"><text:span text:style-name="T1">En el html Iniciar sesion</text:span></text:p>
      <text:p text:style-name="P1"><text:span text:style-name="T1"><text:s/>1) Palabras claves: mediante la etiqueta -meta name keywords - agregue las palabras claves : "iniciar sesion, registrate, compras, taller de recuerdos, polaroid, decoracion"</text:span></text:p>
      <text:p text:style-name="P1"><text:span text:style-name="T1">2) Descripcion: mediante la etiqueta -meta<text:s text:c="2"/>name description-<text:s text:c="2"/>agregué el siguiente párrafo que explica en pocas palabras el contenido del html: Taller de recuerdos -iniciar sesion, seccion en la cual podes logearte para empezar a comprar y tener una experiencia mas personalizada</text:span></text:p>
      <text:p text:style-name="P1"><text:span text:style-name="T1">3)Con las etiquetas: -meta property og:type-<text:s text:c="2"/>se le agrego que clase de pagina es, en este caso una<text:s text:c="2"/>ecommerce</text:span></text:p>
      <text:p text:style-name="P1"><text:span text:style-name="T1"><text:tab/><text:tab/><text:s text:c="10"/>- meta property og:title-<text:s text:c="2"/>se le agrego<text:s text:c="2"/>el titulo de la pagina que figura al compartir<text:s text:c="2"/>"Taller de recuerdos - Iniciar sesion"</text:span></text:p>
      <text:p text:style-name="P1"><text:span text:style-name="T1"><text:tab/><text:tab/><text:s text:c="11"/>- meta property og:description- se le agrego la descripcion de la pagina que figura al compartir</text:span></text:p>
      <text:p text:style-name="P1"><text:span text:style-name="T1"><text:tab/><text:tab/><text:s text:c="10"/>-<text:s text:c="2"/>meta property og:image- se le agrego la imagen que saldria al compartir la imagen</text:span></text:p>
      <text:p text:style-name="P1"><text:span text:style-name="T1"><text:tab/><text:tab/><text:s text:c="12"/>-meta property og:autor-<text:tab/> se le agrego el nombre del autor de la pagina</text:span></text:p>
      <text:p text:style-name="P1"><text:span text:style-name="T1"/></text:p>
      <text:p text:style-name="P1"><text:span text:style-name="T1">4) Favicon: mediante la etiqueta -link rel shortcut icon- se le agrego el icono de la pagina</text:span></text:p>
      <text:p text:style-name="P1"><text:span text:style-name="T1">5) Se le cambio el titulo al html por "taller de recuerdos - iniciar sesion"</text:span></text:p>
      <text:p text:style-name="P1"><text:span text:style-name="T1">6) Se agrego una etiqueta h1 "Iniciar sesion"</text:span></text:p>
      <text:p text:style-name="P1"><text:span text:style-name="T1">7)Se<text:s text:c="2"/>quito etiqueta br</text:span></text:p>
      <text:p text:style-name="P1"><text:span text:style-name="T1"/></text:p>
      <text:p text:style-name="P1"><text:span text:style-name="T1">En el html productos</text:span></text:p>
      <text:p text:style-name="P1"><text:span text:style-name="T1"><text:s/>1) Palabras claves: mediante la etiqueta -meta name keywords - agregue las palabras claves : "productos, catalogo, compras, calendario, cuadros, fotos, imanes,strips, taller de recuerdos, polaroid, decoracion"</text:span></text:p>
      <text:p text:style-name="P1"><text:span text:style-name="T1">2) Descripcion: mediante la etiqueta -meta<text:s text:c="2"/>name description-<text:s text:c="2"/>agregué el siguiente párrafo que explica en pocas palabras el contenido del html: Taller de recuerdos -productos, seccion en la cual podes ver todos nuestros productos, con su descripcion</text:span></text:p>
      <text:p text:style-name="P1"><text:span text:style-name="T1">3)Con las etiquetas: -meta property og:type-<text:s text:c="2"/>se le agrego que clase de pagina es, en este caso una<text:s text:c="2"/>ecommerce</text:span></text:p>
      <text:p text:style-name="P1"><text:span text:style-name="T1"><text:tab/><text:tab/><text:s text:c="10"/>- meta property og:title-<text:s text:c="2"/>se le agrego<text:s text:c="2"/>el titulo de la pagina que figura al compartir<text:s text:c="2"/>"Taller de recuerdos - Productos"</text:span></text:p>
      <text:p text:style-name="P1"><text:span text:style-name="T1"><text:tab/><text:tab/><text:s text:c="11"/>- meta property og:description- se le agrego la descripcion de la pagina que figura al compartir</text:span></text:p>
      <text:p text:style-name="P1"><text:span text:style-name="T1"><text:tab/><text:tab/><text:s text:c="10"/>-<text:s text:c="2"/>meta property og:image- se le agrego la imagen que saldria al compartir la imagen</text:span></text:p>
      <text:p text:style-name="P1"><text:span text:style-name="T1"><text:tab/><text:tab/><text:s text:c="12"/>-meta property og:autor-<text:tab/> se le agrego el nombre del autor de la pagina</text:span></text:p>
      <text:p text:style-name="P1"><text:span text:style-name="T1"/></text:p>
      <text:p text:style-name="P1"><text:span text:style-name="T1">4) Favicon: mediante la etiqueta -link rel shortcut icon- se le agrego el icono de la pagina</text:span></text:p>
      <text:p text:style-name="P1"><text:span text:style-name="T1">5) Se le cambio el titulo al html por "taller de recuerdos productos"</text:span></text:p>
      <text:p text:style-name="P1"><text:span text:style-name="T1">6) Se agrego una etiqueta h1 "Nuestros productos"</text:span></text:p>
      <text:p text:style-name="P1"><text:span text:style-name="T1">7)Se quito ancho de imagenes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